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1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796" calcext:value-type="float">
            <text:p>187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6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2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5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17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  <table:table-cell table:style-name="ce3" table:formula="of:=SUM([.CZ28:.CZ52])" office:value-type="float" office:value="28664" calcext:value-type="float">
            <text:p>2866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3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9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79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64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8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19:02:42.480435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6-13T19:08:21.982840386</dc:date>
    <meta:editing-duration>PT9H1M59S</meta:editing-duration>
    <meta:editing-cycles>88</meta:editing-cycles>
    <meta:document-statistic meta:table-count="1" meta:cell-count="16328" meta:object-count="0"/>
  </office:meta>
</office:document-meta>
</file>